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1eba" officeooo:paragraph-rsid="001d1eba"/>
    </style:style>
    <style:style style:name="P2" style:family="paragraph" style:parent-style-name="Standard">
      <style:text-properties officeooo:paragraph-rsid="001d1eba"/>
    </style:style>
    <style:style style:name="T1" style:family="text">
      <style:text-properties fo:font-variant="normal" fo:text-transform="none" fo:color="#000000" loext:opacity="100%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Open Sans" fo:font-size="11.25pt" fo:letter-spacing="normal" fo:font-style="normal" fo:font-weight="normal" officeooo:rsid="001d1eba"/>
    </style:style>
    <style:style style:name="T3" style:family="text">
      <style:text-properties fo:font-variant="normal" fo:text-transform="none" fo:color="#000000" loext:opacity="100%" style:font-name="Open Sans" fo:font-size="11.2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000000" loext:opacity="100%" style:text-line-through-style="solid" style:text-line-through-type="single" style:font-name="Open Sans" fo:font-size="11.2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style:text-line-through-style="none" style:text-line-through-type="none" style:font-name="Open Sans" fo:font-size="11.25pt" fo:letter-spacing="normal" fo:font-style="normal" style:text-underline-style="none" fo:font-weight="normal" style:text-blinking="false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мировой истории идей, понятие свободы является наиболее привлектальным, хотя и не самым однозначным понятием. Трудно найти, хотя бы одну культуру или крупного философа, который бы не толковал значение этого понятия.</text:p>
      <text:p text:style-name="P1"/>
      <text:p text:style-name="P1"><text:span text:style-name="T1">В Древней Руси словом свобода обозначали состояние человека, при котором он был или ощущал себя как «сам себе господин». </text:span></text:p>
      <text:p text:style-name="P2"><text:span text:style-name="T2">В области права, свобода действий и определенного поведения отдельного человека провозглашается </text:span><text:span text:style-name="T1">нормами законов (например, свобода слова, свобода вероисповедания и т. д.).</text:span></text:p>
      <text:p text:style-name="P2"><text:span text:style-name="T1"><text:line-break/>Древние философы, такие как Сократ, Платон, Аристотель, Эпикур и другие понимали свободу, как свободу от предначертаний судьбы, от принуждения, причинности, но также свободу от произвола и тирании, и от различных бедствий, которые являются барьерами на пути к свободе человека.<text:line-break/></text:span></text:p>
      <text:p text:style-name="P2"><text:span text:style-name="T1">во Французской «Декларации прав человека и гражданина» принятой еще в 1789 году, Свобода определялась как возможность человека «делать всё, что не наносит вреда другому: таким образом, осуществление естественных прав каждого человека ограничено лишь теми пределами, которые обеспечивают другим членам общества пользование теми же правами. Пределы эти могут быть определены только законом».<text:line-break/></text:span></text:p>
      <text:p text:style-name="P2"><text:span text:style-name="T5">1.Современное понимание понятия «Свобода»</text:span><text:span text:style-name="T1"><text:line-break/><text:line-break/>Современные представления о свободе и демократии основаны на идее суверенитета личности и народа, они основываются на либеральной идеологии. В частности подчеркивается свобода личности от правительства, от власти и от различных групп и классов.<text:line-break/></text:span></text:p>
      <text:p text:style-name="P2"><text:span text:style-name="T1">английские философы Локк и Милль, французы Констан и Токвиль считали, что люди взаимозависимы и что любая человеческая деятельность влияет на жизнь других людей. И потому они считали, что свобода людей не должна быть безграничной, если не ограничивать людей законом или другими общественными нормами, то используя такую вседозволенность, люди превратили бы жизнь в социальный хаос, где свобода одних, означала бы несвободу других. "Свобода щуки - это смерть пескаря"; свобода одних зависит от ограничений, накладываемых на других. Чтобы преодолеть такого рода общественный хаос они считали важным создание гармонии между человеческими целями и действиями. Для этих философов свобода сама по себе не являлась наивысшей ценностью.<text:line-break/></text:span></text:p>
      <text:p text:style-name="P2"><text:span text:style-name="T1">Эту точку зрения развил немецкий философ Иммануил Кант, который связав свободу и правопорядок определил, что свободный человек не должен подчиняться другому человеку, но должен подчиняться закону, которому должны подчиняться все без исключения. Свобода, писал Кант, - есть независимость от произвольной воли другого [человека]. До тех пор пока она не мешает свободе других [людей].<text:line-break/></text:span></text:p>
      <text:p text:style-name="P2"><text:span text:style-name="T1">минимальная свобода необходима людям не только, чтобы ставить перед собой цели и добиваться их, но и для развития природных человеческих способностей. Джон Стюарт Милль в своей работе о Свободе писал, что свободное развитие личности - одно из ведущих условий благоденствия. Он считал, что условием развития цивилизации является свободный обмен идеями в поисках истины. Только при таких условиях могут быть преодолены склонность к послушанию и напротив, расцвести разнообразная самобытность.<text:line-break/></text:span></text:p>
      <text:p text:style-name="P2"><text:span text:style-name="T1">Свобода - это не просто отсутствие какого бы то ни было принуждения; подобная трактовка слишком раздувает значение этого слова. Крестьянин прежде всего и больше </text:span><text:soft-page-break/><text:span text:style-name="T1">всего нуждается в одежде и медицинской помощи, а не в личной свободе, но та минимальная свобода, которая нужна ему сегодня - это не какая-то особая для него разновидность свободы, а свобода, тождественная свободе профессоров, художников и миллионеров.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2T02:05:48.013000000</dc:date>
    <meta:editing-duration>PT16M59S</meta:editing-duration>
    <meta:editing-cycles>1</meta:editing-cycles>
    <meta:document-statistic meta:table-count="0" meta:image-count="0" meta:object-count="0" meta:page-count="2" meta:paragraph-count="10" meta:word-count="482" meta:character-count="3481" meta:non-whitespace-character-count="2999"/>
    <meta:generator>LibreOffice/7.4.3.2$Windows_X86_64 LibreOffice_project/1048a8393ae2eeec98dff31b5c133c5f1d08b890</meta:generator>
  </office:meta>
</office:document-meta>
</file>